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18.217cm" fo:break-before="auto" style:use-optimal-row-height="true"/>
    </style:style>
    <style:style style:name="ro8"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7">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number-rows-repeated="9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4">00/00/0000</text:date>, <text:time style:data-style-name="N2" text:time-value="11:05:50.50600817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4T11:17:04.782512418</dc:date>
    <meta:editing-duration>P1DT22H18M</meta:editing-duration>
    <meta:editing-cycles>82</meta:editing-cycles>
    <meta:generator>LibreOffice/7.1.3.2$Linux_X86_64 LibreOffice_project/10$Build-2</meta:generator>
    <meta:document-statistic meta:table-count="1" meta:cell-count="1192" meta:object-count="0"/>
  </office:meta>
</office:document-meta>
</file>